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32f5" officeooo:paragraph-rsid="001432f5"/>
    </style:style>
    <style:style style:name="P2" style:family="paragraph" style:parent-style-name="Standard" style:list-style-name="L1">
      <style:text-properties officeooo:rsid="001432f5" officeooo:paragraph-rsid="001432f5"/>
    </style:style>
    <style:style style:name="P3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432f5" officeooo:paragraph-rsid="001432f5" style:font-weight-asian="bold" style:font-weight-complex="bold"/>
    </style:style>
    <style:style style:name="P4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572b9" officeooo:paragraph-rsid="001572b9" style:font-weight-asian="bold" style:font-weight-complex="bold"/>
    </style:style>
    <style:style style:name="P5" style:family="paragraph" style:parent-style-name="Standard" style:list-style-name="">
      <style:text-properties fo:font-size="16pt" style:text-underline-style="solid" style:text-underline-width="auto" style:text-underline-color="font-color" fo:font-weight="bold" officeooo:rsid="0016e6a9" officeooo:paragraph-rsid="0016e6a9" style:font-weight-asian="bold" style:font-weight-complex="bold"/>
    </style:style>
    <style:style style:name="P6" style:family="paragraph" style:parent-style-name="Standard">
      <style:text-properties fo:font-size="24pt" style:text-underline-style="solid" style:text-underline-width="auto" style:text-underline-color="font-color" fo:font-weight="bold" officeooo:rsid="001432f5" officeooo:paragraph-rsid="001432f5" style:font-size-asian="24pt" style:font-weight-asian="bold" style:font-size-complex="24pt" style:font-weight-complex="bold"/>
    </style:style>
    <style:style style:name="P7" style:family="paragraph" style:parent-style-name="Standard" style:list-style-name="L1">
      <style:text-properties officeooo:rsid="001572b9" officeooo:paragraph-rsid="001572b9"/>
    </style:style>
    <style:style style:name="P8" style:family="paragraph" style:parent-style-name="Standard" style:list-style-name="L1">
      <style:text-properties officeooo:rsid="0016e6a9" officeooo:paragraph-rsid="0016e6a9"/>
    </style:style>
    <style:style style:name="P9" style:family="paragraph" style:parent-style-name="Standard" style:list-style-name="L1">
      <style:text-properties officeooo:rsid="0016f5a1" officeooo:paragraph-rsid="0016f5a1"/>
    </style:style>
    <style:style style:name="P10" style:family="paragraph" style:parent-style-name="Standard">
      <style:text-properties officeooo:rsid="0016f5a1" officeooo:paragraph-rsid="0016f5a1"/>
    </style:style>
    <style:style style:name="P11" style:family="paragraph" style:parent-style-name="Standard" style:list-style-name="L1">
      <style:text-properties officeooo:rsid="0017466d" officeooo:paragraph-rsid="0017466d"/>
    </style:style>
    <style:style style:name="P12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6e6a9" officeooo:paragraph-rsid="0016e6a9" style:font-weight-asian="bold" style:font-weight-complex="bold"/>
    </style:style>
    <style:style style:name="P13" style:family="paragraph" style:parent-style-name="Header">
      <style:text-properties officeooo:rsid="001432f5" officeooo:paragraph-rsid="001432f5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6f5a1"/>
    </style:style>
    <style:style style:name="T3" style:family="text">
      <style:text-properties style:text-position="0% 100%"/>
    </style:style>
    <style:style style:name="T4" style:family="text">
      <style:text-properties officeooo:rsid="0016f5a1"/>
    </style:style>
    <style:style style:name="T5" style:family="text">
      <style:text-properties officeooo:rsid="0017466d"/>
    </style:style>
    <text:list-style style:name="L1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apitre 3 : Le phénotype immunitaire et son évolution</text:p>
      <text:p text:style-name="P1"/>
      <text:list xml:id="list705151490954875173" text:style-name="L1">
        <text:list-item>
          <text:p text:style-name="P3">Le répertoire immunitaire</text:p>
          <text:p text:style-name="P2">(p. 324-325)</text:p>
          <text:p text:style-name="P2">Les lymphocytes B et T deviennent immunocompétents, c’est à dire capables de reconnaître un antigène grâce à leurs récepteurs. </text:p>
          <text:p text:style-name="P2">On a entre 20k et 25k gènes, et on est capables de réaliser 10<text:span text:style-name="T1">9</text:span> clones de LT et LB différents. </text:p>
          <text:p text:style-name="P2">Pour les BCR : </text:p>
          <text:list>
            <text:list-header>
              <text:p text:style-name="P2">Partie variable de 1 à 100 </text:p>
              <text:p text:style-name="P2">Au delà, variabilité très faible </text:p>
            </text:list-header>
          </text:list>
          <text:p text:style-name="P2">Ce grand nombre de récepteurs membranaires est du à une variabilité dans les séquences des gènes qui codent pour ces récepteurs, et à un épissage alternatif. </text:p>
          <text:p text:style-name="P7">La grande production de lymphocytes immunocompétents dans la moelle osseuse et/ou dans le thymus implique la formation de lymphocytes dits autoréactifs. </text:p>
          <text:p text:style-name="P7">Ceux-ci vont être éliminés : </text:p>
          <text:list text:continue-numbering="true">
            <text:list-header>
              <text:p text:style-name="P7">Pour les LB dans la moelle osseuse </text:p>
              <text:p text:style-name="P7">Pour les LT dans le thymus </text:p>
            </text:list-header>
          </text:list>
          <text:p text:style-name="P7">Ils sont immunocompétents mais non réactifs </text:p>
          <text:p text:style-name="P7">Le répertoire immunologique, c’est l’enseignement des LB et LT immunocompétents. </text:p>
          <text:p text:style-name="P7"/>
        </text:list-item>
        <text:list-item>
          <text:p text:style-name="P4">Le phénotype immunitaire</text:p>
          <text:p text:style-name="P8">C’est l’ensemble des cellules et molécules du système immunitaire qui sont présentes à un moment donné de la vie de l’individu. Il évolue en permanence en fonction de l’environnement antigénique. </text:p>
          <text:p text:style-name="P8">À l’instant t dans notre immunité adaptative : </text:p>
          <text:list>
            <text:list-header>
              <text:p text:style-name="P8">Cellules : </text:p>
              <text:list>
                <text:list-header>
                  <text:p text:style-name="P8">LB, LTCD4, LTCD8, </text:p>
                  <text:p text:style-name="P8">plasmocytes, LB mémoires, LTCD4 et 8 mémoires, </text:p>
                  <text:p text:style-name="P8">LT cytotoxiques, LT help </text:p>
                </text:list-header>
              </text:list>
              <text:p text:style-name="P8">Molécules : </text:p>
              <text:list text:continue-numbering="true">
                <text:list-header>
                  <text:p text:style-name="P8">Interleukines, Ac circulants, (perforine) </text:p>
                </text:list-header>
              </text:list>
            </text:list-header>
          </text:list>
          <text:p text:style-name="P8">On peut modifier le phénotype immunitaire par des vaccins, et si l’environnement antigénique est différent. </text:p>
          <text:p text:style-name="P8"/>
        </text:list-item>
      </text:list>
      <text:p text:style-name="P5"/>
      <text:list xml:id="list135755512169778" text:continue-numbering="true" text:style-name="L1">
        <text:list-item>
          <text:p text:style-name="P12">Mémoire immunitaire</text:p>
          <text:p text:style-name="P8">Doc 1 p. 338 </text:p>
          <text:p text:style-name="P8"><text:span text:style-name="T4">1</text:span><text:span text:style-name="T2">re</text:span><text:span text:style-name="T4"> e</text:span>xpérience : </text:p>
          <text:list>
            <text:list-header>
              <text:p text:style-name="P8">Souris : injection d’un Ag : GRM </text:p>
              <text:p text:style-name="P8">GRM = <text:span text:style-name="T4">G</text:span>lobule <text:span text:style-name="T4">R</text:span>ouge de <text:span text:style-name="T4">M</text:span>outon </text:p>
              <text:p text:style-name="P8">8 jours après, prélèvement de la rate (rencontre Ag – lymphocytes) </text:p>
            </text:list-header>
          </text:list>
          <text:p text:style-name="P9">2<text:span text:style-name="T1">e</text:span> expérience :</text:p>
          <text:list text:continue-numbering="true">
            <text:list-header>
              <text:p text:style-name="P9">Même chose</text:p>
              <text:p text:style-name="P8">30 jours après, 2<text:span text:style-name="T1">e</text:span> injection de GRM </text:p>
              <text:p text:style-name="P9">Dénombrer le nb de LB sécréteurs (= plasmocytes) </text:p>
            </text:list-header>
          </text:list>
          <text:p text:style-name="P9"/>
          <text:p text:style-name="P9">On observe que ceux qui ont reçu 1 injection conservent 90k plasmocytes au bout de 6 jours, et ce nombre tombe à 20k deux jours plus tard. </text:p>
          <text:list text:continue-numbering="true">
            <text:list-header>
              <text:p text:style-name="P9">On en déduit qu’il n’existait pas de plasmocyte anti-GRM avant toute injection, </text:p>
              <text:p text:style-name="P9">et que les plasmocytes ont une durée de vie très courte. </text:p>
              <text:p text:style-name="P9">Cette réponse immunitaire adaptative se fait dès la rencontre avec l’antigène. </text:p>
            </text:list-header>
          </text:list>
          <text:p text:style-name="P9">La deuxième injection avec même antigène va déclencher une réponse immunitaire adaptative secondaire, plus rapide, plus intense, plus durable, donc plus efficace. </text:p>
          <text:p text:style-name="P9"/>
          <text:p text:style-name="P9">Dans un deuxième lot, la 2<text:span text:style-name="T1">e</text:span> injection est une injection de GRL (= de Lapin) </text:p>
          <text:p text:style-name="P9">On observe que la réponse immunitaire est similaire à la celle à la 1<text:span text:style-name="T1">re</text:span> injection au lot A. </text:p>
          <text:list text:continue-numbering="true">
            <text:list-header>
              <text:p text:style-name="P9">On en déduit que la mémoire immunitaire est spécifique d’un antigène. </text:p>
            </text:list-header>
          </text:list>
        </text:list-item>
      </text:list>
      <text:p text:style-name="P10"/>
      <text:p text:style-name="P10">// <text:span text:style-name="T5">Schéma taux d’Ac circulant = f(temps) //</text:span></text:p>
      <text:p text:style-name="P10"/>
      <text:list xml:id="list135755861405695" text:continue-numbering="true" text:style-name="L1">
        <text:list-header>
          <text:p text:style-name="P11">Mémoire immunitaire due à la production de lymphocytes mémoires produits lors de la réponse primaire lors de la différenciation des lymphocytes sélectionnés par l’Ag. </text:p>
          <text:p text:style-name="P11">Les lymphocytes mémoires sont toujours plus nombreux que les lymphocytes naïfs dont ils son issus et ont une vitesse de prolifération et de différenciation plus grande. </text:p>
        </text:list-header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32f5" officeooo:paragraph-rsid="001432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VT<text:tab/><text:tab/>T3A Ch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3:07:07.485000000</meta:creation-date>
    <dc:date>2019-04-04T13:57:54.670000000</dc:date>
    <meta:editing-duration>PT29M4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48" meta:word-count="471" meta:character-count="2893" meta:non-whitespace-character-count="2433"/>
  </office:meta>
</office:document-meta>
</file>